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6.355cm"/>
    </style:style>
    <style:style style:name="co7" style:family="table-column">
      <style:table-column-properties fo:break-before="auto" style:column-width="5.429cm"/>
    </style:style>
    <style:style style:name="co8" style:family="table-column">
      <style:table-column-properties fo:break-before="auto" style:column-width="3.73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99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=0" style:apply-style-name="Bad" style:base-cell-address="Sheet1.D2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=0" style:apply-style-name="Bad" style:base-cell-address="Sheet1.D2"/>
    </style:style>
    <style:style style:name="ce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000000" style:text-align-source="fix" style:repeat-content="false" fo:border-left="none" fo:border-right="0.74pt solid #ffffff" fo:border-top="non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Opened</text:p>
          </table:table-cell>
          <table:table-cell table:style-name="ce1" office:value-type="string" calcext:value-type="string">
            <text:p>Terminal?</text:p>
          </table:table-cell>
          <table:table-cell table:style-name="ce1" office:value-type="string" calcext:value-type="string">
            <text:p>Double-sided?</text:p>
          </table:table-cell>
          <table:table-cell table:style-name="ce1" office:value-type="string" calcext:value-type="string">
            <text:p>Separate In/Out Tracks?</text:p>
          </table:table-cell>
          <table:table-cell table:style-name="ce1" office:value-type="string" calcext:value-type="string">
            <text:p>Separate Redstone?</text:p>
          </table:table-cell>
          <table:table-cell table:style-name="ce1" office:value-type="string" calcext:value-type="string">
            <text:p>Autocrafting?</text:p>
          </table:table-cell>
          <table:table-cell table:style-name="ce13" table:number-columns-repeated="16375"/>
          <table:table-cell table:style-name="ce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eadowgrace</text:p>
          </table:table-cell>
          <table:table-cell table:style-name="ce10" office:value-type="date" office:date-value="2025-05-27" calcext:value-type="date">
            <text:p>2025-05-27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Game Garden</text:p>
          </table:table-cell>
          <table:table-cell table:style-name="ce10" office:value-type="date" office:date-value="2025-03-21" calcext:value-type="date">
            <text:p>2025-03-21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2"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ushroom Point</text:p>
          </table:table-cell>
          <table:table-cell table:style-name="ce10" office:value-type="date" office:date-value="2024-06-27" calcext:value-type="date">
            <text:p>2024-06-27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Eclipse Harbour</text:p>
          </table:table-cell>
          <table:table-cell table:style-name="ce10" office:value-type="date" office:date-value="2024-06-22" calcext:value-type="date">
            <text:p>2024-06-22</text:p>
          </table:table-cell>
          <table:table-cell table:number-columns-repeated="5"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Darkwood Rise</text:p>
          </table:table-cell>
          <table:table-cell table:style-name="ce10" office:value-type="date" office:date-value="2024-06-01" calcext:value-type="date">
            <text:p>2024-06-01</text:p>
          </table:table-cell>
          <table:table-cell table:number-columns-repeated="5"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Base</text:p>
          </table:table-cell>
          <table:table-cell table:style-name="ce10" office:value-type="date" office:date-value="2024-06-01" calcext:value-type="date">
            <text:p>2024-06-01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4" table:style-name="ce11" office:value-type="boolean" office:boolean-value="true" calcext:value-type="boolean">
            <text:p>TRUE</text:p>
          </table:table-cell>
          <table:table-cell table:style-name="ce14" table:number-columns-repeated="1637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Stoneholt Castle</text:p>
          </table:table-cell>
          <table:table-cell table:style-name="ce10" office:value-type="date" office:date-value="2024-07-01" calcext:value-type="date">
            <text:p>2024-07-01</text:p>
          </table:table-cell>
          <table:table-cell table:number-columns-repeated="3"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End Portal</text:p>
          </table:table-cell>
          <table:table-cell table:style-name="ce10" office:value-type="date" office:date-value="2024-06-02" calcext:value-type="date">
            <text:p>2024-06-02</text:p>
          </table:table-cell>
          <table:table-cell table:number-columns-repeated="5"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Redstone Islands</text:p>
          </table:table-cell>
          <table:table-cell table:style-name="ce10" office:value-type="date" office:date-value="2025-05-29" calcext:value-type="date">
            <text:p>2025-05-29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Mob Museum</text:p>
          </table:table-cell>
          <table:table-cell table:style-name="ce10" office:value-type="date" office:date-value="2025-06-25" calcext:value-type="date">
            <text:p>2025-06-25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Horn Temple</text:p>
          </table:table-cell>
          <table:table-cell table:style-name="ce10" office:value-type="date" office:date-value="2025-07-13" calcext:value-type="date">
            <text:p>2025-07-13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style-name="ce14"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Eastport</text:p>
          </table:table-cell>
          <table:table-cell table:style-name="ce10" office:value-type="date" office:date-value="2025-07-13" calcext:value-type="date">
            <text:p>2025-07-13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4" table:style-name="ce11" office:value-type="boolean" office:boolean-value="true" calcext:value-type="boolean">
            <text:p>TRUE</text:p>
          </table:table-cell>
          <table:table-cell table:style-name="ce14" table:number-columns-repeated="1637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Omnidye</text:p>
          </table:table-cell>
          <table:table-cell table:style-name="ce10" office:value-type="date" office:date-value="2025-06-22" calcext:value-type="date">
            <text:p>2025-06-22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Echell Forest</text:p>
          </table:table-cell>
          <table:table-cell table:style-name="ce10" office:value-type="date" office:date-value="2025-06-22" calcext:value-type="date">
            <text:p>2025-06-22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2"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Cobble Creek</text:p>
          </table:table-cell>
          <table:table-cell table:style-name="ce10" office:value-type="date" office:date-value="2025-01-25" calcext:value-type="date">
            <text:p>2025-01-25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Craglorn</text:p>
          </table:table-cell>
          <table:table-cell table:style-name="ce10" office:value-type="date" office:date-value="2025-01-25" calcext:value-type="date">
            <text:p>2025-01-25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2"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Westport</text:p>
          </table:table-cell>
          <table:table-cell table:style-name="ce10" office:value-type="date" office:date-value="2024-06-04" calcext:value-type="date">
            <text:p>2024-06-04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Peakside</text:p>
          </table:table-cell>
          <table:table-cell table:style-name="ce10" office:value-type="date" office:date-value="2025-01-10" calcext:value-type="date">
            <text:p>2025-01-10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2"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Cherry Castle</text:p>
          </table:table-cell>
          <table:table-cell table:style-name="ce10" office:value-type="date" office:date-value="2025-01-11" calcext:value-type="date">
            <text:p>2025-01-11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2"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Dunederry City</text:p>
          </table:table-cell>
          <table:table-cell table:style-name="ce10" office:value-type="date" office:date-value="2025-06-08" calcext:value-type="date">
            <text:p>2025-06-08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Concrete Hall</text:p>
          </table:table-cell>
          <table:table-cell table:style-name="ce10" office:value-type="date" office:date-value="2025-06-19" calcext:value-type="date">
            <text:p>2025-06-19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2"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quid Farm</text:p>
          </table:table-cell>
          <table:table-cell table:style-name="ce10" office:value-type="date" office:date-value="2024-06-06" calcext:value-type="date">
            <text:p>2024-06-06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Linhir</text:p>
          </table:table-cell>
          <table:table-cell table:style-name="ce10" office:value-type="date" office:date-value="2024-06-06" calcext:value-type="date">
            <text:p>2024-06-06</text:p>
          </table:table-cell>
          <table:table-cell table:number-columns-repeated="5"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hulker Farm</text:p>
          </table:table-cell>
          <table:table-cell table:style-name="ce10" office:value-type="date" office:date-value="2025-01-08" calcext:value-type="date">
            <text:p>2025-01-08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Frost Mountain</text:p>
          </table:table-cell>
          <table:table-cell table:style-name="ce10" office:value-type="date" office:date-value="2025-01-12" calcext:value-type="date">
            <text:p>2025-01-12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Spiders</text:p>
          </table:table-cell>
          <table:table-cell table:style-name="ce10" office:value-type="date" office:date-value="2025-01-18" calcext:value-type="date">
            <text:p>2025-01-18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2"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Arena</text:p>
          </table:table-cell>
          <table:table-cell table:style-name="ce10" office:value-type="date" office:date-value="2025-01-14" calcext:value-type="date">
            <text:p>2025-01-14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4" table:style-name="ce11" office:value-type="boolean" office:boolean-value="true" calcext:value-type="boolean">
            <text:p>TRUE</text:p>
          </table:table-cell>
          <table:table-cell table:style-name="ce14" table:number-columns-repeated="1637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Raid Farm</text:p>
          </table:table-cell>
          <table:table-cell table:style-name="ce10" office:value-type="date" office:date-value="2025-06-24" calcext:value-type="date">
            <text:p>2025-06-24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2"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Egg Factory</text:p>
          </table:table-cell>
          <table:table-cell table:style-name="ce10" office:value-type="date" office:date-value="2025-06-24" calcext:value-type="date">
            <text:p>2025-06-24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2"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Guardian Farm</text:p>
          </table:table-cell>
          <table:table-cell table:style-name="ce10" office:value-type="date" office:date-value="2025-07-10" calcext:value-type="date">
            <text:p>2025-07-10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style-name="ce14" table:number-columns-repeated="1637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Oasis</text:p>
          </table:table-cell>
          <table:table-cell table:style-name="ce10" office:value-type="date" office:date-value="2025-07-01" calcext:value-type="date">
            <text:p>2025-07-01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style-name="ce14" table:number-columns-repeated="1637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Sandshear</text:p>
          </table:table-cell>
          <table:table-cell table:style-name="ce10" office:value-type="date" office:date-value="2025-07-05" calcext:value-type="date">
            <text:p>2025-07-05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2"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4" table:number-columns-repeated="16376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heet1.D2:Sheet1.H33">
            <calcext:condition calcext:apply-style-name="Bad" calcext:value="=0" calcext:base-cell-address="Sheet1.D2"/>
          </calcext:conditional-format>
          <calcext:conditional-format calcext:target-range-address="Sheet1.D2:Sheet1.H33">
            <calcext:condition calcext:apply-style-name="Good" calcext:value="=1" calcext:base-cell-address="Sheet1.D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H3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00-00-00</text:date>, <text:time style:data-style-name="N2" text:time-value="09:18:49.1297575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4T22:52:00.896190196</meta:creation-date>
    <dc:date>2025-07-15T10:21:06.736404117</dc:date>
    <meta:editing-duration>PT1H23M57S</meta:editing-duration>
    <meta:editing-cycles>11</meta:editing-cycles>
    <meta:generator>LibreOffice/25.2.4.3$Linux_X86_64 LibreOffice_project/520$Build-3</meta:generator>
    <meta:document-statistic meta:table-count="1" meta:cell-count="264" meta:object-count="0"/>
  </office:meta>
</office:document-meta>
</file>